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d22c7"/>
    </style:style>
    <style:style style:name="P3" style:family="paragraph" style:parent-style-name="Text_20_body">
      <style:paragraph-properties fo:text-align="justify" style:justify-single-word="false"/>
      <style:text-properties officeooo:paragraph-rsid="00201651"/>
    </style:style>
    <style:style style:name="P4" style:family="paragraph" style:parent-style-name="Text_20_body">
      <style:paragraph-properties fo:text-align="justify" style:justify-single-word="false"/>
      <style:text-properties officeooo:paragraph-rsid="00201b56"/>
    </style:style>
    <style:style style:name="P5" style:family="paragraph" style:parent-style-name="Text_20_body">
      <style:paragraph-properties fo:text-align="justify" style:justify-single-word="false"/>
      <style:text-properties officeooo:paragraph-rsid="001e1938"/>
    </style:style>
    <style:style style:name="P6" style:family="paragraph" style:parent-style-name="Text_20_body">
      <style:paragraph-properties fo:text-align="justify" style:justify-single-word="false"/>
      <style:text-properties officeooo:rsid="002366d2" officeooo:paragraph-rsid="002366d2"/>
    </style:style>
    <style:style style:name="T1" style:family="text">
      <style:text-properties officeooo:rsid="001d22c7"/>
    </style:style>
    <style:style style:name="T2" style:family="text">
      <style:text-properties officeooo:rsid="001e1938"/>
    </style:style>
    <style:style style:name="T3" style:family="text">
      <style:text-properties officeooo:rsid="00201651"/>
    </style:style>
    <style:style style:name="T4" style:family="text">
      <style:text-properties officeooo:rsid="00201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m 1999, em um lugar </text:span>encantador <text:span text:style-name="T1">conhecido por</text:span> Almavale, <text:span text:style-name="T1">nasceu Gabriel, </text:span>que <text:span text:style-name="T3">vivia</text:span> entre os campos e aprendeu desde cedo o valor da terra <text:span text:style-name="T3">e da família</text:span>. <text:span text:style-name="T1">Ele cr</text:span>esceu ouvindo as histórias de sua avó sobre as tradições agrícolas da vila e sobre como os alimentos eram cultivados com cuidado e respeito pela terra, <text:span text:style-name="T2">que </text:span>costumava dizer: “A terra nos oferece seu melhor, e é nosso dever cuidar dela em troca.”. Essas palavras ficaram gravadas desde sua infância <text:span text:style-name="T1">e</text:span> sonhava em compartilhar <text:span text:style-name="T1">isso</text:span> com o mundo.</text:p>
      <text:p text:style-name="P3">À medida que <text:span text:style-name="T1">Gabriel </text:span>crescia, ele via as dificuldades enfrentadas pelas pequenas fazendas familiares. Os desafios econômicos e ambientais eram reais, e muitos agricultores lutavam para manter suas tradições vivas.</text:p>
      <text:p text:style-name="P3">Enquanto navegava pelo mundo virtual, surgiu uma ideia em sua mente inquisitiva: por que não unir sua paixão pela agricultura orgânica com sua aptidão tecnológica? Assim, <text:span text:style-name="T3">em 20</text:span><text:span text:style-name="T4">18</text:span><text:span text:style-name="T3">,</text:span> nasceu o conceito da "Aromalma", que conectaria as fazendas familiares da vila com consumidores que valorizavam alimentos orgânicos, <text:span text:style-name="T3">bem como </text:span>apoiaria e promoveria a sustentabilidade ecológica e econômica das famílias rurais.</text:p>
      <text:p text:style-name="P4"><text:span text:style-name="T3">D</text:span>esenvolveu <text:span text:style-name="T3">então</text:span> uma plataforma de comércio eletrônico elegante e intuitiva, onde as fazendas familiares poderiam apresentar seus produtos de forma única. <text:span text:style-name="T2">Gabriel</text:span> <text:span text:style-name="T3">implementou práticas sustentáveis em toda a cadeia de produção, desde embalagens recicláveis e biodegradáveis até logística eficiente, </text:span>colaborando com empresas de transporte sustentável para entregar os produtos com responsabilidade,<text:span text:style-name="T3"> reduzi</text:span><text:span text:style-name="T4">ndo</text:span><text:span text:style-name="T3"> a pegada de carbono.</text:span></text:p>
      <text:p text:style-name="P1">Com o passar do tempo, a "Aromalma" cresceu em popularidade e alcance. <text:span text:style-name="T2">Gabriel</text:span> expandiu sua linha de produtos para incluir não apenas alimentos, mas também cosméticos naturai<text:span text:style-name="T4">s</text:span> e produtos de limpeza ecológicos. As fazendas familiares prosperaram, graças ao apoio constante de uma base de clientes leais e conscientes.</text:p>
      <text:p text:style-name="P3">A marca também investe em projetos de conservação ambiental, educação agrícola e desenvolvimento comunitário, retribuindo às comunidades que a ajudaram a crescer. <text:span text:style-name="T3">É</text:span> uma referência em sustentabilidade e qualidade.</text:p>
      <text:p text:style-name="P5">Hoje, <text:span text:style-name="T2">além de ser uma</text:span> empresa líder no mercado de produtos orgânicos e sustentáveis, a "Aromalma" é muito mais do que uma loja online; tornou-se uma comunidade vibrante que valoriza a conexão com a natureza e com aqueles que a cultivam.</text:p>
      <text:p text:style-name="P5"/>
      <text:p text:style-name="P6">Resumo:<text:line-break/><text:line-break/>Gabriel, nascido em Almavale em 1999, absorveu desde cedo os valores agrícolas e familiares, inspirado pelas palavras de sua avó sobre a terra e o cuidado. Ao crescer, ele testemunhou as lutas das pequenas fazendas e, em 2018, teve a ideia de fundar a "Aromalma", conectando fazendas familiares a consumidores preocupados com sustentabilidade. Combinando sua paixão pela agricultura orgânica e tecnologia, Gabriel criou uma plataforma de comércio eletrônico sustentável. A "Aromalma" cresceu, expandindo sua gama para incluir alimentos, cosméticos naturais e produtos de limpeza ecológicos, enquanto retribuía às comunidades e investia em projetos ambientais e educacionais. Hoje, a "Aromalma" não é apenas uma marca de produtos sustentáveis, mas uma comunidade comprometida com a natureza e o apoio mútu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0:48:24.981000000</meta:creation-date>
    <dc:date>2023-08-14T20:24:54.345000000</dc:date>
    <meta:editing-duration>PT41M16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8" meta:word-count="468" meta:character-count="3122" meta:non-whitespace-character-count="2661"/>
  </office:meta>
</office:document-meta>
</file>